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CAD</text:p>
      <text:p text:style-name="P2">Sistema de Controle Acadêmico</text:p>
      <text:p text:style-name="P1"/>
      <text:p text:style-name="P3">Documento de Visão</text:p>
      <text:p text:style-name="Text_20_body"/>
      <text:p text:style-name="Text_20_body"><text:tab/>O acompanhamento da vida acadêmica e do desempenho dos alunos nas escolas de Ensino Fundamental e Médio regulares ainda é feito, na maioria das escolas, de maneira tradicional. É necessário acessar diversas planilhas e solicitar dados a vários professores, pois os dados não são centralizados nem disponibilizados a todos os interessados. Além disso, não é possível observar com rapidez e eficiência o desempenho dos alunos nem dar respostas rápidas a determinadas situações (aluno não frequente, aluno com desempenho insatisfatório, etc). Os alunos não ficam sabendo, em tempo hábil, suas notas e frequência. Os pais ou responsáveis não têm nenhum meio de acesso eletrônico para acompanhar a vida escolar de seus filhos. O cenário se torna ainda mais complicado quando se trata de uma rede de escolas.</text:p>
      <text:p text:style-name="Text_20_body"/>
      <text:p text:style-name="Text_20_body"><text:tab/>Uma boa solução para tal situação seria um sistema web de controle acadêmico que permitisse o fácil acesso às informações dos alunos pelos diferentes atores envolvidos no processo educacional (diretoria, secretaria acadêmica, professores, alunos, responsáveis legais). Deveria, ainda, permitir a visualização de informações de cada unidade da rede de escolas ou consolidadas de toda a rede e disponibilizar tais informações de acordo com o perfil de cada envolvido, bastando que os interessados tenham à disposição acesso à internet.</text:p>
      <text:p text:style-name="Text_20_body"/>
      <text:h text:style-name="Heading_20_3" text:outline-level="3"><text:span text:style-name="Strong_20_Emphasis">Atores envolvidos e os benefícios oferecidos pela solução:</text:span></text:h>
      <text:list xml:id="list191042682" text:style-name="L1">
        <text:list-item>
          <text:p text:style-name="P4">Mantenedor/Diretor: Análise do desempenho da escola no decorrer do ano letivo e em seu término com base nos resultados dos alunos. Acompanhamento do nível de evasão dos alunos das escolas da rede e viabilização de medidas para reverter a situação. </text:p>
        </text:list-item>
      </text:list>
      <text:list xml:id="list1596958749" text:style-name="L2">
        <text:list-item>
          <text:p text:style-name="P5">Secretaria Acadêmica: Agilidade no controle das matrículas, no acompanhamento da frequência e da avaliação dos alunos, na emissão de boletim e histórico escolar. Aumento da eficiência do departamento e diminuição do tempo de resposta nos serviços oferecidos. </text:p>
        </text:list-item>
      </text:list>
      <text:list xml:id="list894753004" text:style-name="L3">
        <text:list-item>
          <text:p text:style-name="P6">Professor: Facilidade no acompanhamento da frequência e da avaliação dos alunos. </text:p>
        </text:list-item>
      </text:list>
      <text:list xml:id="list106326136" text:style-name="L4">
        <text:list-item>
          <text:p text:style-name="P7">Aluno: Consulta de notas, frequência e material didático. </text:p>
        </text:list-item>
      </text:list>
      <text:list xml:id="list162611414" text:style-name="L5">
        <text:list-item>
          <text:p text:style-name="P8">Pai/Responsável: Consulta de notas, frequência e ocorrências pedagógicas dos filhos. </text:p>
        </text:list-item>
      </text:list>
      <text:p text:style-name="Text_20_body"/>
      <text:h text:style-name="Heading_20_3" text:outline-level="3"><text:span text:style-name="Strong_20_Emphasis">Principais Funcionalidades de um Sistema Informatizado para escolas de Educação Básica:</text:span></text:h>
      <text:list xml:id="list858481301" text:style-name="L6">
        <text:list-item>
          <text:p text:style-name="P9">Matrícula de Aluno: O sistema permite o gerenciamento da vida escolar do aluno; </text:p>
        </text:list-item>
      </text:list>
      <text:list xml:id="list2024745895" text:style-name="L7">
        <text:list-item>
          <text:p text:style-name="P10">Acompanhamento da Frequência: Através do sistema é possível registrar a frequência do aluno com maior eficiência, permitindo assim a disponibilização instantânea dos dados para os interessados; </text:p>
        </text:list-item>
      </text:list>
      <text:list xml:id="list2114691453" text:style-name="L8">
        <text:list-item>
          <text:p text:style-name="P11"><text:soft-page-break/>Avaliação do aluno: Agilizar o trabalho da secretaria acadêmica no cálculo das notas, ajudando o aluno a melhorar seu desempenho quando necessário, já que este terá conhecimento de seus resultados mais rapidamente; </text:p>
        </text:list-item>
      </text:list>
      <text:list xml:id="list726549103" text:style-name="L9">
        <text:list-item>
          <text:p text:style-name="P12">Emissão de Boletim: Facilitar a emissão e o controle do boletim do aluno </text:p>
        </text:list-item>
      </text:list>
      <text:list xml:id="list1477692550" text:style-name="L10">
        <text:list-item>
          <text:p text:style-name="P13">Emissão de Histórico Escolar: Auxiliar a secretaria acadêmica na emissão do histórico escolar; </text:p>
        </text:list-item>
      </text:list>
      <text:list xml:id="list1966976921" text:style-name="L11">
        <text:list-item>
          <text:p text:style-name="P14">Controle de ocorrências pedagógicas: O sistema notifica, instantaneamente, os responsáveis no caso de qualquer problema com o aluno; </text:p>
        </text:list-item>
      </text:list>
      <text:list xml:id="list1101294587" text:style-name="L12">
        <text:list-item>
          <text:p text:style-name="P15">Disponibilização de material didático: O aluno terá acesso ao conteúdo utilizado em sala de aula e a tudo aquilo que o professor achar pertinente. </text:p>
        </text:list-item>
      </text:list>
      <text:p text:style-name="Text_20_body"/>
      <text:h text:style-name="Heading_20_3" text:outline-level="3"><text:span text:style-name="Strong_20_Emphasis">Funcionalidades para versões futuras:</text:span></text:h>
      <text:list xml:id="list145671606" text:style-name="L13">
        <text:list-item>
          <text:p text:style-name="P16">Montagem da Grade de Horário; </text:p>
        </text:list-item>
      </text:list>
      <text:list xml:id="list2002546013" text:style-name="L14">
        <text:list-item>
          <text:p text:style-name="P17">Preparação de Prova; </text:p>
        </text:list-item>
      </text:list>
      <text:list xml:id="list1498376058" text:style-name="L15">
        <text:list-item>
          <text:p text:style-name="P18">Aplicação de Prova; </text:p>
        </text:list-item>
      </text:list>
      <text:list xml:id="list182233250" text:style-name="L16">
        <text:list-item>
          <text:p text:style-name="P19">Correção de Prova; </text:p>
        </text:list-item>
      </text:list>
      <text:list xml:id="list1636539573" text:style-name="L17">
        <text:list-item>
          <text:p text:style-name="P20">Abertura de turmas, levando em conta a capacidade da escola e a deman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Liberation Serif" fo:font-size="14pt" fo:font-weight="bold" style:font-name-asian="DejaVu LGC Sans" style:font-size-asian="14pt" style:font-weight-asian="bold" style:font-name-complex="DejaVu LGC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uno </meta:initial-creator>
    <meta:creation-date>2010-08-07T09:04:50</meta:creation-date>
    <dc:date>2010-08-07T09:09:06</dc:date>
    <dc:creator>aluno </dc:creator>
    <meta:editing-duration>PT00H03M07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2" meta:paragraph-count="25" meta:word-count="524" meta:character-count="3419"/>
  </office:meta>
</office:document-meta>
</file>